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cda" officeooo:paragraph-rsid="0007ecda"/>
    </style:style>
    <style:style style:name="P2" style:family="paragraph" style:parent-style-name="Standard">
      <style:text-properties officeooo:rsid="000a544a" officeooo:paragraph-rsid="000a544a"/>
    </style:style>
    <style:style style:name="P3" style:family="paragraph" style:parent-style-name="Standard">
      <style:text-properties officeooo:rsid="000a544a" officeooo:paragraph-rsid="0014529d"/>
    </style:style>
    <style:style style:name="P4" style:family="paragraph" style:parent-style-name="Standard">
      <style:text-properties officeooo:rsid="000a544a" officeooo:paragraph-rsid="0015863d"/>
    </style:style>
    <style:style style:name="P5" style:family="paragraph" style:parent-style-name="Standard">
      <style:text-properties officeooo:rsid="000a544a" officeooo:paragraph-rsid="001c642c"/>
    </style:style>
    <style:style style:name="P6" style:family="paragraph" style:parent-style-name="Standard">
      <style:text-properties officeooo:rsid="001cdcab" officeooo:paragraph-rsid="001cdcab"/>
    </style:style>
    <style:style style:name="P7" style:family="paragraph" style:parent-style-name="Standard">
      <style:text-properties officeooo:rsid="002180e4" officeooo:paragraph-rsid="002180e4"/>
    </style:style>
    <style:style style:name="P8" style:family="paragraph" style:parent-style-name="Standard">
      <style:text-properties officeooo:rsid="002180e4" officeooo:paragraph-rsid="00221536"/>
    </style:style>
    <style:style style:name="P9" style:family="paragraph" style:parent-style-name="Standard">
      <style:text-properties officeooo:rsid="002180e4" officeooo:paragraph-rsid="002631dd"/>
    </style:style>
    <style:style style:name="P10" style:family="paragraph" style:parent-style-name="Standard">
      <style:text-properties officeooo:rsid="0015863d" officeooo:paragraph-rsid="0015863d"/>
    </style:style>
    <style:style style:name="P11" style:family="paragraph" style:parent-style-name="Standard">
      <style:text-properties officeooo:rsid="00282b63" officeooo:paragraph-rsid="00282b63"/>
    </style:style>
    <style:style style:name="P12" style:family="paragraph" style:parent-style-name="Standard">
      <style:text-properties officeooo:rsid="0007ecda" officeooo:paragraph-rsid="0007ecda"/>
    </style:style>
    <style:style style:name="P13" style:family="paragraph" style:parent-style-name="Standard">
      <style:text-properties officeooo:paragraph-rsid="00282b63"/>
    </style:style>
    <style:style style:name="P14" style:family="paragraph" style:parent-style-name="Standard">
      <style:text-properties officeooo:paragraph-rsid="002e8d40"/>
    </style:style>
    <style:style style:name="P15" style:family="paragraph" style:parent-style-name="Standard">
      <style:text-properties officeooo:paragraph-rsid="00315809"/>
    </style:style>
    <style:style style:name="P16" style:family="paragraph" style:parent-style-name="Standard">
      <style:text-properties officeooo:paragraph-rsid="00326ed0"/>
    </style:style>
    <style:style style:name="P17" style:family="paragraph" style:parent-style-name="Standard">
      <style:text-properties officeooo:paragraph-rsid="0036656e"/>
    </style:style>
    <style:style style:name="P18" style:family="paragraph" style:parent-style-name="Standard">
      <style:text-properties officeooo:rsid="0036f101" officeooo:paragraph-rsid="0036f101"/>
    </style:style>
    <style:style style:name="P19" style:family="paragraph" style:parent-style-name="Standard">
      <style:text-properties officeooo:rsid="0036f101" officeooo:paragraph-rsid="003d3b02"/>
    </style:style>
    <style:style style:name="P20" style:family="paragraph" style:parent-style-name="Standard">
      <style:text-properties officeooo:rsid="0036f101" officeooo:paragraph-rsid="00465b64"/>
    </style:style>
    <style:style style:name="P21" style:family="paragraph" style:parent-style-name="Standard">
      <style:text-properties officeooo:rsid="0036f101" officeooo:paragraph-rsid="004a4884"/>
    </style:style>
    <style:style style:name="P22" style:family="paragraph" style:parent-style-name="Standard">
      <style:text-properties officeooo:rsid="0036f101" officeooo:paragraph-rsid="005f27e2"/>
    </style:style>
    <style:style style:name="P23" style:family="paragraph" style:parent-style-name="Standard">
      <style:text-properties officeooo:rsid="0036f101" officeooo:paragraph-rsid="0065a69f"/>
    </style:style>
    <style:style style:name="P24" style:family="paragraph" style:parent-style-name="Standard">
      <style:text-properties officeooo:rsid="0036f101" officeooo:paragraph-rsid="0069ca4c"/>
    </style:style>
    <style:style style:name="P25" style:family="paragraph" style:parent-style-name="Standard">
      <style:text-properties officeooo:rsid="0036f101" officeooo:paragraph-rsid="007219d0"/>
    </style:style>
    <style:style style:name="P26" style:family="paragraph" style:parent-style-name="Standard">
      <style:text-properties officeooo:paragraph-rsid="003d3b02"/>
    </style:style>
    <style:style style:name="P27" style:family="paragraph" style:parent-style-name="Standard">
      <style:text-properties officeooo:paragraph-rsid="00424e7d"/>
    </style:style>
    <style:style style:name="P28" style:family="paragraph" style:parent-style-name="Standard">
      <style:text-properties officeooo:rsid="004a4884" officeooo:paragraph-rsid="004a4884"/>
    </style:style>
    <style:style style:name="P29" style:family="paragraph" style:parent-style-name="Standard">
      <style:text-properties officeooo:paragraph-rsid="00759582"/>
    </style:style>
    <style:style style:name="T1" style:family="text">
      <style:text-properties officeooo:rsid="0008ce6f"/>
    </style:style>
    <style:style style:name="T2" style:family="text">
      <style:text-properties officeooo:rsid="000a544a"/>
    </style:style>
    <style:style style:name="T3" style:family="text">
      <style:text-properties officeooo:rsid="000bb42b"/>
    </style:style>
    <style:style style:name="T4" style:family="text">
      <style:text-properties officeooo:rsid="000c3a41"/>
    </style:style>
    <style:style style:name="T5" style:family="text">
      <style:text-properties officeooo:rsid="00115a7f"/>
    </style:style>
    <style:style style:name="T6" style:family="text">
      <style:text-properties officeooo:rsid="00137885"/>
    </style:style>
    <style:style style:name="T7" style:family="text">
      <style:text-properties officeooo:rsid="0014529d"/>
    </style:style>
    <style:style style:name="T8" style:family="text">
      <style:text-properties officeooo:rsid="00149161"/>
    </style:style>
    <style:style style:name="T9" style:family="text">
      <style:text-properties officeooo:rsid="00149d44"/>
    </style:style>
    <style:style style:name="T10" style:family="text">
      <style:text-properties officeooo:rsid="0015863d"/>
    </style:style>
    <style:style style:name="T11" style:family="text">
      <style:text-properties officeooo:rsid="001728b9"/>
    </style:style>
    <style:style style:name="T12" style:family="text">
      <style:text-properties officeooo:rsid="001b2398"/>
    </style:style>
    <style:style style:name="T13" style:family="text">
      <style:text-properties officeooo:rsid="001e5a0e"/>
    </style:style>
    <style:style style:name="T14" style:family="text">
      <style:text-properties officeooo:rsid="001fe50d"/>
    </style:style>
    <style:style style:name="T15" style:family="text">
      <style:text-properties officeooo:rsid="0022fd3b"/>
    </style:style>
    <style:style style:name="T16" style:family="text">
      <style:text-properties officeooo:rsid="00247842"/>
    </style:style>
    <style:style style:name="T17" style:family="text">
      <style:text-properties officeooo:rsid="002565af"/>
    </style:style>
    <style:style style:name="T18" style:family="text">
      <style:text-properties officeooo:rsid="00282b63"/>
    </style:style>
    <style:style style:name="T19" style:family="text">
      <style:text-properties officeooo:rsid="00291624"/>
    </style:style>
    <style:style style:name="T20" style:family="text">
      <style:text-properties fo:color="#00677c"/>
    </style:style>
    <style:style style:name="T21" style:family="text">
      <style:text-properties officeooo:rsid="002a08d6"/>
    </style:style>
    <style:style style:name="T22" style:family="text">
      <style:text-properties officeooo:rsid="002dcf23"/>
    </style:style>
    <style:style style:name="T23" style:family="text">
      <style:text-properties officeooo:rsid="002e8d40"/>
    </style:style>
    <style:style style:name="T24" style:family="text">
      <style:text-properties officeooo:rsid="002f3dc8"/>
    </style:style>
    <style:style style:name="T25" style:family="text">
      <style:text-properties officeooo:rsid="00315809"/>
    </style:style>
    <style:style style:name="T26" style:family="text">
      <style:text-properties officeooo:rsid="00326ed0"/>
    </style:style>
    <style:style style:name="T27" style:family="text">
      <style:text-properties officeooo:rsid="00356df7"/>
    </style:style>
    <style:style style:name="T28" style:family="text">
      <style:text-properties officeooo:rsid="0036656e"/>
    </style:style>
    <style:style style:name="T29" style:family="text">
      <style:text-properties officeooo:rsid="0036f101"/>
    </style:style>
    <style:style style:name="T30" style:family="text">
      <style:text-properties officeooo:rsid="0036f5de"/>
    </style:style>
    <style:style style:name="T31" style:family="text">
      <style:text-properties officeooo:rsid="003869c6"/>
    </style:style>
    <style:style style:name="T32" style:family="text">
      <style:text-properties officeooo:rsid="0039ce11"/>
    </style:style>
    <style:style style:name="T33" style:family="text">
      <style:text-properties officeooo:rsid="003b3ae7"/>
    </style:style>
    <style:style style:name="T34" style:family="text">
      <style:text-properties officeooo:rsid="003cb731"/>
    </style:style>
    <style:style style:name="T35" style:family="text">
      <style:text-properties officeooo:rsid="003d3b02"/>
    </style:style>
    <style:style style:name="T36" style:family="text">
      <style:text-properties fo:color="#092e64"/>
    </style:style>
    <style:style style:name="T37" style:family="text">
      <style:text-properties fo:color="#800080"/>
    </style:style>
    <style:style style:name="T38" style:family="text">
      <style:text-properties fo:color="#000080"/>
    </style:style>
    <style:style style:name="T39" style:family="text">
      <style:text-properties officeooo:rsid="0041c450"/>
    </style:style>
    <style:style style:name="T40" style:family="text">
      <style:text-properties officeooo:rsid="00424e7d"/>
    </style:style>
    <style:style style:name="T41" style:family="text">
      <style:text-properties officeooo:rsid="00451fdd"/>
    </style:style>
    <style:style style:name="T42" style:family="text">
      <style:text-properties officeooo:rsid="0047c797"/>
    </style:style>
    <style:style style:name="T43" style:family="text">
      <style:text-properties officeooo:rsid="00491a19"/>
    </style:style>
    <style:style style:name="T44" style:family="text">
      <style:text-properties style:text-position="super 58%" officeooo:rsid="00491a19"/>
    </style:style>
    <style:style style:name="T45" style:family="text">
      <style:text-properties style:text-position="0% 100%" officeooo:rsid="00491a19"/>
    </style:style>
    <style:style style:name="T46" style:family="text">
      <style:text-properties officeooo:rsid="004a4884"/>
    </style:style>
    <style:style style:name="T47" style:family="text">
      <style:text-properties officeooo:rsid="004b6acd"/>
    </style:style>
    <style:style style:name="T48" style:family="text">
      <style:text-properties officeooo:rsid="004d588e"/>
    </style:style>
    <style:style style:name="T49" style:family="text">
      <style:text-properties officeooo:rsid="005078d9"/>
    </style:style>
    <style:style style:name="T50" style:family="text">
      <style:text-properties officeooo:rsid="0050b6fc"/>
    </style:style>
    <style:style style:name="T51" style:family="text">
      <style:text-properties officeooo:rsid="00550718"/>
    </style:style>
    <style:style style:name="T52" style:family="text">
      <style:text-properties officeooo:rsid="00570abd"/>
    </style:style>
    <style:style style:name="T53" style:family="text">
      <style:text-properties officeooo:rsid="005f27e2"/>
    </style:style>
    <style:style style:name="T54" style:family="text">
      <style:text-properties officeooo:rsid="00605210"/>
    </style:style>
    <style:style style:name="T55" style:family="text">
      <style:text-properties officeooo:rsid="0065a69f"/>
    </style:style>
    <style:style style:name="T56" style:family="text">
      <style:text-properties style:font-name="Liberation Serif1" officeooo:rsid="0065a69f"/>
    </style:style>
    <style:style style:name="T57" style:family="text">
      <style:text-properties style:font-name="Liberation Serif1" officeooo:rsid="0066320c"/>
    </style:style>
    <style:style style:name="T58" style:family="text">
      <style:text-properties style:font-name="Liberation Serif1" officeooo:rsid="0066a3fd"/>
    </style:style>
    <style:style style:name="T59" style:family="text">
      <style:text-properties style:font-name="Liberation Serif1" officeooo:rsid="0069ca4c"/>
    </style:style>
    <style:style style:name="T60" style:family="text">
      <style:text-properties style:font-name="Liberation Serif1" officeooo:rsid="006a9e1b"/>
    </style:style>
    <style:style style:name="T61" style:family="text">
      <style:text-properties style:font-name="Liberation Serif1" officeooo:rsid="006c8f03"/>
    </style:style>
    <style:style style:name="T62" style:family="text">
      <style:text-properties style:font-name="Liberation Serif1" officeooo:rsid="006fa8e0"/>
    </style:style>
    <style:style style:name="T63" style:family="text">
      <style:text-properties style:font-name="Liberation Serif1" officeooo:rsid="00711412"/>
    </style:style>
    <style:style style:name="T64" style:family="text">
      <style:text-properties style:font-name="Liberation Serif1" officeooo:rsid="007219d0"/>
    </style:style>
    <style:style style:name="T65" style:family="text">
      <style:text-properties style:font-name="Liberation Serif1" officeooo:rsid="0073359f"/>
    </style:style>
    <style:style style:name="T66" style:family="text">
      <style:text-properties style:font-name="Liberation Serif1" officeooo:rsid="007502b7"/>
    </style:style>
    <style:style style:name="T67" style:family="text">
      <style:text-properties style:font-name="Liberation Serif1" officeooo:rsid="00759582"/>
    </style:style>
    <style:style style:name="T68" style:family="text">
      <style:text-properties style:font-name="Liberation Serif1" officeooo:rsid="0075fda6"/>
    </style:style>
    <style:style style:name="T69" style:family="text">
      <style:text-properties style:font-name="Liberation Serif1" officeooo:rsid="0077dc1d"/>
    </style:style>
    <style:style style:name="T70" style:family="text">
      <style:text-properties style:font-name="Liberation Serif1" officeooo:rsid="00786ca1"/>
    </style:style>
    <style:style style:name="T71" style:family="text">
      <style:text-properties style:font-name="Liberation Serif1" officeooo:rsid="007944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LUDEPATH += /usr/local/include \</text:p>
      <text:p text:style-name="P1"><text:s text:c="15"/>/usr/local/include/opencv4 \</text:p>
      <text:p text:style-name="P1"><text:s text:c="15"/>/usr/local/include/opencv4/opencv2</text:p>
      <text:p text:style-name="P1"/>
      <text:p text:style-name="P1">LIBS += /usr/local/lib/libopencv_highgui.so \</text:p>
      <text:p text:style-name="P1"><text:s text:c="8"/>/usr/local/lib/libopencv_core.so <text:s text:c="3"/>\</text:p>
      <text:p text:style-name="P1"><text:s text:c="8"/>/usr/local/lib/libopencv_imgproc.so \</text:p>
      <text:p text:style-name="P1"><text:s text:c="8"/>/usr/local/lib/libopencv_imgcodecs.so \</text:p>
      <text:p text:style-name="P1"><text:s text:c="8"/>/usr/local/lib/*.so</text:p>
      <text:p text:style-name="P1"/>
      <text:h text:style-name="Heading_20_1" text:outline-level="1">opencv_001:</text:h>
      <text:p text:style-name="P1"><text:tab/>掩膜操作（提高对比度）</text:p>
      <text:p text:style-name="P1"><text:tab/><text:tab/>手动掩膜</text:p>
      <text:p text:style-name="P1"><text:tab/><text:tab/>使用fliter2D进行掩膜操作</text:p>
      <text:p text:style-name="P1"><text:tab/>总结：filter2D效率更高。</text:p>
      <text:h text:style-name="Heading_20_1" text:outline-level="1">opencv_<text:span text:style-name="T1">002:</text:span></text:h>
      <text:p text:style-name="P1"><text:tab/><text:span text:style-name="T1">Mat相关操作：</text:span></text:p>
      <text:p text:style-name="P1"><text:tab/><text:tab/>拷贝<text:span text:style-name="T1">，复制，Scalar，指针操作，色域转换，定义小矩阵</text:span></text:p>
      <text:h text:style-name="Heading_20_1" text:outline-level="1">opencv_<text:span text:style-name="T2">003:</text:span></text:h>
      <text:p text:style-name="P2"><text:tab/>对像素点进行操作</text:p>
      <text:h text:style-name="Heading_20_1" text:outline-level="1">opencv_<text:span text:style-name="T3">004:</text:span></text:h>
      <text:p text:style-name="P2"><text:tab/>add<text:span text:style-name="T3">Weighted图像融合</text:span></text:p>
      <text:h text:style-name="Heading_20_1" text:outline-level="1">opencv_<text:span text:style-name="T4">005:</text:span></text:h>
      <text:p text:style-name="P2"><text:tab/>对每个像素点进行修改<text:span text:style-name="T4">，提高图像的亮度，或降低图像的亮度。</text:span></text:p>
      <text:h text:style-name="Heading_20_1" text:outline-level="1">opencv_<text:span text:style-name="T5">006:</text:span></text:h>
      <text:p text:style-name="P2"><text:tab/>基本几何形状绘制<text:span text:style-name="T5">，文字显示</text:span></text:p>
      <text:h text:style-name="Heading_20_1" text:outline-level="1">ope<text:span text:style-name="T6">n</text:span>cv_<text:span text:style-name="T6">007:</text:span></text:h>
      <text:p text:style-name="P2"><text:tab/><text:span text:style-name="T12">blur</text:span>均值模糊<text:span text:style-name="T9">（滤波）：取所有像素的平均值赋值给当前像素</text:span></text:p>
      <text:p text:style-name="P2"><text:tab/>Gauss<text:span text:style-name="T12">ianBlur</text:span>高斯模糊<text:span text:style-name="T9">（滤波）：均值滤波的kernel值为</text:span></text:p>
      <text:p text:style-name="P2"><text:tab/><text:tab/><text:tab/><text:span text:style-name="T10">[1,1,1]</text:span></text:p>
      <text:p text:style-name="P4"><text:tab/><text:tab/><text:tab/><text:span text:style-name="T10">[1,1,1]</text:span></text:p>
      <text:p text:style-name="P10"><text:tab/><text:tab/><text:tab/>[1,1,1]</text:p>
      <text:p text:style-name="P4"><text:tab/><text:tab/><text:tab/> <text:s text:c="7"/>高斯滤波的kernel值为</text:p>
      <text:p text:style-name="P4"><text:tab/><text:tab/><text:tab/>x <text:span text:style-name="T11">= -2 w = 0.05</text:span></text:p>
      <text:p text:style-name="P4"><text:tab/><text:tab/><text:tab/><text:span text:style-name="T11">x = -1 w = 0.15</text:span></text:p>
      <text:p text:style-name="P4"><text:tab/><text:tab/><text:tab/><text:span text:style-name="T11">x = 0 <text:s/>w = 0.6</text:span></text:p>
      <text:p text:style-name="P4"><text:tab/><text:tab/><text:tab/><text:span text:style-name="T11">x = 1 <text:s/>w = 0.15</text:span></text:p>
      <text:p text:style-name="P4"><text:tab/><text:tab/><text:tab/><text:span text:style-name="T11">x = 2 <text:s/>w = 0.05</text:span></text:p>
      <text:h text:style-name="Heading_20_1" text:outline-level="1"><text:soft-page-break/>ope<text:span text:style-name="T6">n</text:span>cv_<text:span text:style-name="T6">008:</text:span></text:h>
      <text:p text:style-name="P3"><text:tab/><text:span text:style-name="T12">medianBlur</text:span>中值滤波<text:span text:style-name="T7">：对椒盐噪声有很好的抑制作用</text:span></text:p>
      <text:p text:style-name="P3"><text:tab/><text:tab/><text:tab/>对kernel覆盖的像素进行排序<text:span text:style-name="T8">，把中间值赋值给中间像素，就会去除小的干扰</text:span></text:p>
      <text:p text:style-name="P5"><text:tab/><text:span text:style-name="T12">bilateralFilter</text:span>双边滤波 <text:span text:style-name="T7">：保留图像梯度（轮廓），当有边界时中心的像素值很大，周围的像素值很小，可能会覆盖掉像素的边界特征。双边滤波可以设置阈值，当超过阈值后，就保留当前的像素值，否则就进行高斯滤波。 </text:span></text:p>
      <text:h text:style-name="Heading_20_1" text:outline-level="1"><text:span text:style-name="T41">o</text:span>pencv_009:</text:h>
      <text:p text:style-name="P6"><text:tab/>Mat kernel <text:span text:style-name="T14">= getStructuringElement(int shape,Size ksize,Point anchor);</text:span></text:p>
      <text:p text:style-name="P6"><text:tab/>腐蚀：数值小的像素取代数值大的像素<text:span text:style-name="T13">（暗的像素变多）</text:span></text:p>
      <text:p text:style-name="P6"><text:tab/>膨胀：数值大的像素取代数值小的像素<text:span text:style-name="T13">（亮的像素变多）</text:span></text:p>
      <text:h text:style-name="Heading_20_1" text:outline-level="1">opencv_010:</text:h>
      <text:p text:style-name="P7"><text:tab/>形态学操作：</text:p>
      <text:p text:style-name="P7"><text:tab/><text:tab/>膨胀，腐蚀</text:p>
      <text:p text:style-name="P7"><text:tab/><text:tab/>形态学梯度<text:span text:style-name="T16">（膨胀-腐蚀）</text:span></text:p>
      <text:p text:style-name="P8"><text:tab/><text:tab/>开操作（先腐蚀后膨胀：去除小亮点）<text:span text:style-name="T15">：先腐蚀去除小的亮点，大的要保留的亮色图像也会被深色覆盖部分，膨胀操作会使面积变小的亮色恢复原有大小。</text:span></text:p>
      <text:p text:style-name="P8"><text:tab/><text:tab/>闭操作（先膨胀后腐蚀：去除小黑点）、</text:p>
      <text:p text:style-name="P9"><text:tab/><text:tab/>顶帽<text:span text:style-name="T17">（开操作-原图像）</text:span></text:p>
      <text:p text:style-name="P9"><text:tab/><text:tab/>黑帽<text:span text:style-name="T17">（闭操作-原图像）</text:span></text:p>
      <text:h text:style-name="Heading_20_1" text:outline-level="1">opencv_011:</text:h>
      <text:p text:style-name="P11"><text:tab/>形态学操作，提取水平与垂直线</text:p>
      <text:p text:style-name="P11"><text:tab/><text:span text:style-name="T19">1、</text:span>读取图像</text:p>
      <text:p text:style-name="P11"><text:tab/><text:span text:style-name="T19">2、转为灰度图像</text:span></text:p>
      <text:p text:style-name="P11"><text:tab/><text:span text:style-name="T19">3、转为二值图像（将要提取的线设置为前景色白色，背景为黑色）</text:span></text:p>
      <text:p text:style-name="P11"><text:tab/><text:span text:style-name="T19">4、创建水平提取算子kernel_h，创建垂直提取算子kernel_v</text:span></text:p>
      <text:p text:style-name="P13"><text:span text:style-name="T18"><text:tab/>5、先腐蚀，后膨胀，或直接使用morphologyEx进行开操作。</text:span></text:p>
      <text:h text:style-name="Heading_20_1" text:outline-level="1"><text:span text:style-name="T41">o</text:span>pencv_<text:span text:style-name="T21">012:</text:span></text:h>
      <text:p text:style-name="P13"><text:tab/>上采样和降采样</text:p>
      <text:p text:style-name="P14"><text:tab/>高斯不同<text:span text:style-name="T22">（DOG）：对一个图像进行一次高斯滤波，得到g1，再对g1进行高斯滤波得到<text:tab/>g2，g1-g2结果就是DOG。subtract(g1,g2,output_image,Mat());</text:span></text:p>
      <text:h text:style-name="Heading_20_1" text:outline-level="1">opencv_013:</text:h>
      <text:p text:style-name="P14"><text:tab/>基本阈值操作</text:p>
      <text:p text:style-name="P14"><text:tab/>阈值类型<text:span text:style-name="T23">：</text:span></text:p>
      <text:p text:style-name="P14"><text:tab/><text:tab/><text:span text:style-name="T26">5种阈值处理方法</text:span></text:p>
      <text:p text:style-name="P14"><text:tab/><text:tab/><text:span text:style-name="T23">1、THRESH_BINARY阈值二值化</text:span></text:p>
      <text:p text:style-name="P14"><text:tab/><text:tab/><text:span text:style-name="T23">2、THRESH_BINARY_INY阈值反二值化</text:span></text:p>
      <text:p text:style-name="P14"><text:tab/><text:tab/><text:span text:style-name="T23">3、THRESH_TRUNC截断（超过阈值的设为阈值，没超过的保持不变）</text:span></text:p>
      <text:p text:style-name="P14"><text:tab/><text:tab/><text:span text:style-name="T23">4、THRESH_TOZERO阈值取零（超过阈值的保持不变，没超过阈值的取0）</text:span></text:p>
      <text:p text:style-name="P15"><text:tab/><text:tab/><text:span text:style-name="T25">5、THRESH_TOZERO_INV（超过阈值的取0，没超过阈值的保持不变）</text:span><text:tab/></text:p>
      <text:p text:style-name="P16"><text:soft-page-break/><text:tab/><text:tab/><text:span text:style-name="T26">2种阈值寻找方法</text:span></text:p>
      <text:p text:style-name="P16"><text:tab/><text:tab/>THRESH_<text:span text:style-name="T24">OTSU 自动寻找合适的阈值，设置的阈值不再起作用（不用手动设置阈值）</text:span></text:p>
      <text:p text:style-name="P16"><text:tab/><text:tab/>用法<text:span text:style-name="T27">：用|或运算符与5种方法中的一种配合使用</text:span></text:p>
      <text:p text:style-name="P14"><text:tab/><text:tab/>THRESH_<text:span text:style-name="T24">TRIANGLE反二值化阈值</text:span></text:p>
      <text:h text:style-name="Heading_20_1" text:outline-level="1">opencv_<text:span text:style-name="T28">014:</text:span></text:h>
      <text:p text:style-name="P14"><text:tab/>自定义线性滤波<text:span text:style-name="T28">：</text:span></text:p>
      <text:p text:style-name="P14"><text:tab/><text:tab/>kernel中心位置就是锚点</text:p>
      <text:p text:style-name="P27"><text:tab/><text:tab/>卷积如何工作<text:span text:style-name="T28">：把kernel放到像素数组上，求锚点周围覆盖的像素乘积之和（包括锚点），用来替换锚点覆盖下的像素的值，称为卷积处理。 <text:s text:c="3"/></text:span></text:p>
      <text:p text:style-name="P27"><text:span text:style-name="T40"><text:tab/><text:tab/> <text:s text:c="86"/></text:span></text:p>
      <text:p text:style-name="P14"><text:tab/><text:tab/>常见算子：</text:p>
      <text:p text:style-name="P17"><text:tab/><text:tab/><text:span text:style-name="T28">Robert算子：</text:span></text:p>
      <text:p text:style-name="P17"><text:span text:style-name="T28"><text:tab/><text:tab/>[+1, <text:s/>0</text:span></text:p>
      <text:p text:style-name="P14"><text:tab/><text:tab/> <text:s text:c="3"/><text:span text:style-name="T28">0,-1]</text:span></text:p>
      <text:p text:style-name="P14"><text:tab/><text:tab/><text:span text:style-name="T29">[ <text:s/>0,+1</text:span></text:p>
      <text:p text:style-name="P14"><text:tab/><text:tab/> <text:s/>-<text:span text:style-name="T29">1, <text:s/>0]</text:span></text:p>
      <text:p text:style-name="P14"><text:tab/><text:tab/><text:span text:style-name="T29">Sonel算子：</text:span></text:p>
      <text:p text:style-name="P14"><text:tab/><text:tab/><text:span text:style-name="T29">[-1,0,1</text:span></text:p>
      <text:p text:style-name="P14"><text:tab/><text:tab/> -<text:span text:style-name="T29">2,0,2</text:span></text:p>
      <text:p text:style-name="P18"><text:tab/><text:tab/> -1,0,1]</text:p>
      <text:p text:style-name="P18"><text:tab/><text:tab/>[-1,-2,-1</text:p>
      <text:p text:style-name="P18"><text:tab/><text:tab/> <text:s text:c="2"/>0, 0, 0</text:p>
      <text:p text:style-name="P18"><text:tab/><text:tab/> <text:s text:c="2"/>1, 2, 1]</text:p>
      <text:p text:style-name="P18"><text:tab/><text:tab/>拉普拉斯算子<text:span text:style-name="T30">：</text:span></text:p>
      <text:p text:style-name="P18"><text:tab/><text:tab/><text:span text:style-name="T30">[ 0,-1, 0</text:span></text:p>
      <text:p text:style-name="P18"><text:tab/><text:tab/> -<text:span text:style-name="T30">1, 4,-1</text:span></text:p>
      <text:p text:style-name="P18"><text:tab/><text:tab/> <text:s text:c="2"/><text:span text:style-name="T30">0,-1,0]</text:span></text:p>
      <text:p text:style-name="P18"><text:tab/><text:tab/>Sobel算子和拉普拉斯算子用来寻找图像的梯度和边缘<text:span text:style-name="T31">。</text:span></text:p>
      <text:h text:style-name="Heading_20_1" text:outline-level="1"><text:span text:style-name="T41">o</text:span>pencv_<text:span text:style-name="T32">015:</text:span></text:h>
      <text:p text:style-name="P18"><text:tab/>处理边缘<text:span text:style-name="T32">：</text:span></text:p>
      <text:p text:style-name="P18"><text:tab/><text:tab/>BOR<text:span text:style-name="T33">DER_CONSTANT：填充边缘用指定像素值</text:span></text:p>
      <text:p text:style-name="P18"><text:tab/><text:tab/>BORDER_<text:span text:style-name="T33">REPLICATE：填充边缘像素用已知的边缘值</text:span></text:p>
      <text:p text:style-name="P18"><text:tab/><text:tab/>BORDER_<text:span text:style-name="T33">WRAP：用另外一边的像素值来补偿填充</text:span></text:p>
      <text:p text:style-name="P18"><text:tab/>给图像添加边缘<text:span text:style-name="T34">：</text:span></text:p>
      <text:p text:style-name="P18"><text:tab/><text:tab/><text:span text:style-name="T34">copyMakeBorder(Mat src,Mat dst,int top,int bottom,int left,int right,int borderTpe,Scalar value)</text:span></text:p>
      <text:p text:style-name="P19"><text:tab/><text:tab/>卷积操作的函数可以指定边缘填充的类型<text:span text:style-name="T35">：</text:span></text:p>
      <text:p text:style-name="P26"><text:span text:style-name="T29"><text:tab/><text:tab/><text:tab/></text:span><text:span text:style-name="T20">GaussianBlur</text:span>(<text:span text:style-name="T36">src</text:span>,<text:span text:style-name="T36">dst</text:span>,<text:span text:style-name="T37">Size</text:span>(<text:span text:style-name="T38">3</text:span>,<text:span text:style-name="T38">3</text:span>),<text:span text:style-name="T38">0</text:span>,<text:span text:style-name="T38">0</text:span>,<text:span text:style-name="T37">BORDER_WRAP</text:span>);</text:p>
      <text:h text:style-name="Heading_20_1" text:outline-level="1">opencv_<text:span text:style-name="T39">016:</text:span></text:h>
      <text:p text:style-name="P20"><text:tab/><text:span text:style-name="T40">卷积应用：图像边缘提取，计算图像像素的分布，求一阶导数，导数最大的地方就是边缘。</text:span></text:p>
      <text:p text:style-name="P20"><text:tab/>图像边缘提取<text:span text:style-name="T42">：</text:span></text:p>
      <text:p text:style-name="P20"><text:tab/><text:tab/>边缘是什么——是像素值发生跃迁的地方<text:span text:style-name="T42">，是图像的显著特征之一，在图像特征提取、对象检测、模式识别等方面都有重要的作用。</text:span></text:p>
      <text:p text:style-name="P20"><text:soft-page-break/><text:tab/><text:tab/>如何捕捉/提取边缘——对图像求一阶导数delta<text:span text:style-name="T42">=f(x)-f(x-1)，delta越大，说明像素在X方向上变化越大，边缘信号越强。</text:span></text:p>
      <text:p text:style-name="P20"><text:span text:style-name="T39"><text:tab/>Sobel算子提取边缘：</text:span></text:p>
      <text:p text:style-name="P20"><text:tab/><text:tab/>水平梯度<text:span text:style-name="T43">：Gx = kernel_x*I</text:span></text:p>
      <text:p text:style-name="P20"><text:tab/><text:tab/>垂直梯度<text:span text:style-name="T43">：Gy = kernel_y*I</text:span></text:p>
      <text:p text:style-name="P20"><text:tab/><text:tab/>最终梯度<text:span text:style-name="T43">：</text:span></text:p>
      <text:p text:style-name="P20"><text:tab/><text:tab/><text:tab/><text:tab/>G <text:span text:style-name="T43">= Square(Gx</text:span><text:span text:style-name="T44">2</text:span><text:span text:style-name="T45">+Gy</text:span><text:span text:style-name="T44">2</text:span><text:span text:style-name="T43">) ===&gt;L1</text:span></text:p>
      <text:p text:style-name="P20"><text:tab/><text:tab/><text:tab/><text:tab/><text:span text:style-name="T43">G = |Gx| + |Gy| <text:s text:c="11"/>===&gt;L2 <text:s/>近似求解，速度快</text:span></text:p>
      <text:p text:style-name="P21"><text:tab/><text:tab/>Sobel<text:span text:style-name="T46">(</text:span></text:p>
      <text:p text:style-name="P21"><text:tab/><text:tab/><text:tab/><text:span text:style-name="T46">inputArray Src,</text:span></text:p>
      <text:p text:style-name="P21"><text:tab/><text:tab/><text:tab/><text:span text:style-name="T46">outputArray dst,</text:span></text:p>
      <text:p text:style-name="P21"><text:tab/><text:tab/><text:tab/><text:span text:style-name="T46">int depth,<text:tab/><text:tab/>// 图像深度，-1会自动设置</text:span></text:p>
      <text:p text:style-name="P21"><text:tab/><text:tab/><text:tab/><text:span text:style-name="T46">int dx,<text:tab/><text:tab/><text:tab/>// x方向求导的阶数</text:span></text:p>
      <text:p text:style-name="P21"><text:tab/><text:tab/><text:tab/><text:span text:style-name="T46">int dy,<text:tab/><text:tab/><text:tab/>// y方向求导的阶数</text:span></text:p>
      <text:p text:style-name="P21"><text:tab/><text:tab/><text:tab/><text:span text:style-name="T46">int ksize,<text:tab/><text:tab/>// kernel的大小，必须是奇数。</text:span></text:p>
      <text:p text:style-name="P21"><text:tab/><text:tab/><text:tab/><text:span text:style-name="T46">double scale = 1,<text:tab/></text:span></text:p>
      <text:p text:style-name="P21"><text:tab/><text:tab/><text:tab/><text:span text:style-name="T46">double delta = 0,</text:span></text:p>
      <text:p text:style-name="P28"><text:tab/><text:tab/><text:tab/>int borderType = BORDE_DEFAULT</text:p>
      <text:p text:style-name="P21"><text:span text:style-name="T46"><text:tab/><text:tab/>)</text:span></text:p>
      <text:p text:style-name="P21"><text:tab/>L<text:span text:style-name="T47">aplance算子二阶求导获取图像边缘：</text:span></text:p>
      <text:p text:style-name="P21"><text:tab/><text:tab/>一阶导数的极大值点是边界<text:span text:style-name="T48">，</text:span>在二阶导数中过<text:span text:style-name="T48">0点。</text:span></text:p>
      <text:p text:style-name="P21"><text:tab/><text:tab/><text:span text:style-name="T49">1、高斯模糊去噪声</text:span></text:p>
      <text:p text:style-name="P21"><text:tab/><text:tab/><text:span text:style-name="T49">2、转换为灰度图像</text:span></text:p>
      <text:p text:style-name="P21"><text:tab/><text:tab/><text:span text:style-name="T49">3、拉普拉斯二阶导数计算</text:span></text:p>
      <text:p text:style-name="P21"><text:tab/><text:tab/><text:span text:style-name="T49">4、取绝对值</text:span></text:p>
      <text:p text:style-name="P21"><text:tab/><text:tab/><text:span text:style-name="T49">5、显示结果</text:span></text:p>
      <text:h text:style-name="Heading_20_1" text:outline-level="1">opencv_<text:span text:style-name="T50">017:</text:span></text:h>
      <text:p text:style-name="P21"/>
      <text:p text:style-name="P21"><text:tab/><text:span text:style-name="T51">Canny边缘检测：</text:span></text:p>
      <text:p text:style-name="P21"><text:tab/><text:tab/>算法介绍<text:span text:style-name="T52">：共五步</text:span></text:p>
      <text:p text:style-name="P21"><text:tab/><text:tab/><text:tab/><text:span text:style-name="T52">1、高斯模糊 GaussianBlur</text:span></text:p>
      <text:p text:style-name="P21"><text:tab/><text:tab/><text:tab/><text:span text:style-name="T52">2、灰度转换 cvtColor</text:span></text:p>
      <text:p text:style-name="P21"><text:tab/><text:tab/><text:tab/><text:span text:style-name="T52">3、计算梯度 Sobel/Scharr</text:span></text:p>
      <text:p text:style-name="P21"><text:tab/><text:tab/><text:tab/><text:span text:style-name="T52">4、非最大信号抑制：根据比较方向比较当前像素与左右或上下元素的值，如果该值是最大值则保留，不是最大值则置0；</text:span></text:p>
      <text:p text:style-name="P21"><text:tab/><text:tab/><text:tab/><text:span text:style-name="T52">5、高低阈值输出二值图像：T1，T2为阈值，凡是高于T1的都保留，凡是小于T2的都丢弃。从高于T1的像素出发，凡是大于T2而且相互连接的，都保留。最终输出二值图像。推荐高低阈值比为T1：T2 = 3:1 / 2:1,其中T1为高阈值，T2为低阈值。</text:span></text:p>
      <text:p text:style-name="P22"><text:tab/><text:tab/>Cann<text:span text:style-name="T53">y(</text:span></text:p>
      <text:p text:style-name="P22"><text:tab/><text:tab/><text:tab/><text:span text:style-name="T53">inputArray src,<text:tab/><text:tab/>// 输入8-bit图像（0-255）也就是灰度图像</text:span></text:p>
      <text:p text:style-name="P22"><text:tab/><text:tab/><text:tab/><text:span text:style-name="T53">outputArray dst,<text:tab/><text:tab/>//输出边缘图像，一般为二值图像，背景是黑色</text:span></text:p>
      <text:p text:style-name="P22"><text:tab/><text:tab/><text:tab/><text:span text:style-name="T53">double threshold1,<text:tab/><text:tab/>//低阈值</text:span></text:p>
      <text:p text:style-name="P22"><text:tab/><text:tab/><text:tab/><text:span text:style-name="T53">double threshold2,<text:tab/><text:tab/>//高阈值（低阈值大2倍或3倍）</text:span></text:p>
      <text:p text:style-name="P22"><text:tab/><text:tab/><text:tab/><text:span text:style-name="T53">int aptertureSize,<text:tab/><text:tab/>//Sobel算子的Size，通常是3*3，取值3</text:span></text:p>
      <text:p text:style-name="P22"><text:tab/><text:tab/><text:tab/><text:span text:style-name="T53">bool L2gradient<text:tab/><text:tab/>// 选择true表示是L2来归一化，否则使用L1归一化</text:span></text:p>
      <text:p text:style-name="P22"><text:span text:style-name="T53"><text:tab/><text:tab/>)</text:span></text:p>
      <text:h text:style-name="Heading_20_1" text:outline-level="1"><text:soft-page-break/>open<text:span text:style-name="T54">cv_018:</text:span></text:h>
      <text:p text:style-name="P21"><text:tab/>霍夫变换——直线检测<text:span text:style-name="T55">：</text:span></text:p>
      <text:p text:style-name="P23"><text:tab/><text:tab/>对于所有给出的点<text:span text:style-name="T55">，投影到极坐标上，r = xcos</text:span><text:span text:style-name="T56">ɵ</text:span><text:span text:style-name="T55">+ysin</text:span><text:span text:style-name="T56">ɵ，根据不同的角度，可以得到一条曲线。每个点都能得到一条曲线，如果多个点投影的曲线交于一点，说明这些点在同一条直线上，根据ɵ</text:span><text:span text:style-name="T58">，r</text:span><text:span text:style-name="T56">可以推算出直线的位置</text:span><text:span text:style-name="T57">。</text:span></text:p>
      <text:p text:style-name="P24"><text:span text:style-name="T57"><text:tab/>对于任意一条直线上的点来说</text:span><text:span text:style-name="T59">，变换到极坐标中，从[0,360]空间，可以得到r的大小。属于同一条直线上的点在极坐标(r,</text:span><text:span text:style-name="T56">ɵ</text:span><text:span text:style-name="T59">)必然在一点上有最强的信号出现，根据此反算到平面坐标中就可以得到直线上各点的像素坐标。从而得到直线。</text:span></text:p>
      <text:p text:style-name="P24"><text:span text:style-name="T59"><text:tab/>如果把图像转换成二值图像</text:span><text:span text:style-name="T60">，前景色为白色，投影到极坐标上，最白的点就是最强信号</text:span><text:span text:style-name="T61">，</text:span><text:span text:style-name="T60">在同一直线上的点的累加。</text:span></text:p>
      <text:p text:style-name="P25"><text:span text:style-name="T60"><text:tab/>H</text:span><text:span text:style-name="T62">oughLines(</text:span></text:p>
      <text:p text:style-name="P25"><text:span text:style-name="T62"><text:tab/><text:tab/></text:span><text:span text:style-name="T64">inputArray src,</text:span></text:p>
      <text:p text:style-name="P25"><text:span text:style-name="T64"><text:tab/><text:tab/>outputArray lines,</text:span></text:p>
      <text:p text:style-name="P25"><text:span text:style-name="T64"><text:tab/><text:tab/>double rho,<text:tab/><text:tab/>//生层极坐标时，像素扫描的步长</text:span></text:p>
      <text:p text:style-name="P25"><text:span text:style-name="T64"><text:tab/><text:tab/>double theta,<text:tab/><text:tab/>//生成极坐标时，角度步长，一般取CV_PI/180.</text:span><text:span text:style-name="T65">0</text:span></text:p>
      <text:p text:style-name="P25"><text:span text:style-name="T64"><text:tab/><text:tab/>int threshold,<text:tab/><text:tab/>//阈值，当点数超过该值时才被看做是直线</text:span></text:p>
      <text:p text:style-name="P25"><text:span text:style-name="T64"><text:tab/><text:tab/>…...</text:span></text:p>
      <text:p text:style-name="P25"><text:span text:style-name="T62"><text:tab/>) 输出（r,</text:span><text:span text:style-name="T56">ɵ</text:span><text:span text:style-name="T62">）</text:span></text:p>
      <text:p text:style-name="P24"><text:span text:style-name="T62"><text:tab/>HoughLinesP()输出直线</text:span><text:span text:style-name="T63">（x0,y0,x1,y1）</text:span></text:p>
      <text:p text:style-name="P23"><text:span text:style-name="T57"/></text:p>
      <text:p text:style-name="P23"><text:span text:style-name="T57"><text:tab/></text:span><text:span text:style-name="T66">霍夫变换——圆检测：</text:span></text:p>
      <text:p text:style-name="P29"><text:span text:style-name="T66"><text:tab/><text:tab/>对一个像素点</text:span><text:span text:style-name="T67">，根据r和 </text:span><text:span text:style-name="T56">ɵ</text:span><text:span text:style-name="T67">，逐步增加，多个相同大小的圆交于一点，说明这些像素在同于个圆上，交点就是圆的圆心</text:span></text:p>
      <text:p text:style-name="P29"><text:span text:style-name="T67"><text:tab/><text:tab/>HoughCircles(</text:span></text:p>
      <text:p text:style-name="P29"><text:span text:style-name="T67"><text:tab/><text:tab/><text:tab/>inputArray image,<text:tab/></text:span><text:span text:style-name="T70">// </text:span><text:span text:style-name="T71">8位</text:span><text:span text:style-name="T70">灰度图像</text:span></text:p>
      <text:p text:style-name="P29"><text:span text:style-name="T67"><text:tab/><text:tab/><text:tab/>outputArray circles,<text:tab/>//输出发现结果</text:span></text:p>
      <text:p text:style-name="P29"><text:span text:style-name="T67"><text:tab/><text:tab/><text:tab/>int method,<text:tab/><text:tab/></text:span><text:span text:style-name="T69">// 方法-HOUGH_GRADIENT</text:span></text:p>
      <text:p text:style-name="P29"><text:span text:style-name="T67"><text:tab/><text:tab/><text:tab/>double dp,<text:tab/><text:tab/></text:span><text:span text:style-name="T69">// 1</text:span></text:p>
      <text:p text:style-name="P29"><text:span text:style-name="T67"><text:tab/><text:tab/><text:tab/>double mindist,<text:tab/></text:span><text:span text:style-name="T68">//10 最短距离-可以分辨是两个圆，否则认为是同心圆</text:span></text:p>
      <text:p text:style-name="P29"><text:span text:style-name="T67"><text:tab/><text:tab/><text:tab/>double param1,<text:tab/>//</text:span></text:p>
      <text:p text:style-name="P29"><text:span text:style-name="T67"><text:tab/><text:tab/><text:tab/>double param2,<text:tab/>//中心点累加阈值</text:span></text:p>
      <text:p text:style-name="P29"><text:span text:style-name="T67"><text:tab/><text:tab/><text:tab/>int minradius,<text:tab/><text:tab/>//最小半径</text:span></text:p>
      <text:p text:style-name="P29"><text:span text:style-name="T67"><text:tab/><text:tab/><text:tab/>int maxradius<text:tab/><text:tab/>//最大半径</text:span></text:p>
      <text:p text:style-name="P29"><text:span text:style-name="T67"><text:tab/><text:tab/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21:44:54.420079857</meta:creation-date>
    <dc:date>2020-02-03T23:03:29.526775446</dc:date>
    <meta:editing-duration>P1DT12H2M13S</meta:editing-duration>
    <meta:editing-cycles>107</meta:editing-cycles>
    <meta:generator>LibreOffice/6.0.7.3$Linux_X86_64 LibreOffice_project/00m0$Build-3</meta:generator>
    <meta:document-statistic meta:table-count="0" meta:image-count="0" meta:object-count="0" meta:page-count="5" meta:paragraph-count="179" meta:word-count="2243" meta:character-count="4554" meta:non-whitespace-character-count="3869"/>
  </office:meta>
</office:document-meta>
</file>